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" svg:font-family="Lib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3.212cm"/>
    </style:style>
    <style:style style:name="co3" style:family="table-column">
      <style:table-column-properties fo:break-before="auto" style:column-width="2.831cm"/>
    </style:style>
    <style:style style:name="co4" style:family="table-column">
      <style:table-column-properties fo:break-before="auto" style:column-width="5.364cm"/>
    </style:style>
    <style:style style:name="co5" style:family="table-column">
      <style:table-column-properties fo:break-before="auto" style:column-width="4.438cm"/>
    </style:style>
    <style:style style:name="co6" style:family="table-column">
      <style:table-column-properties fo:break-before="auto" style:column-width="4.302cm"/>
    </style:style>
    <style:style style:name="co7" style:family="table-column">
      <style:table-column-properties fo:break-before="auto" style:column-width="3.51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ja" style:country-asian="JP" style:font-style-asian="normal" style:font-weight-asian="normal" style:font-name-complex="Noto Sans CJK JP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6.005cm" svg:height="8.999cm" svg:x="3.849cm" svg:y="10.273cm">
            <draw:object draw:notify-on-update-of-ranges="Sheet1.A5:Sheet1.A5 Sheet1.A6:Sheet1.A9 Sheet1.B5:Sheet1.B5 Sheet1.B6:Sheet1.B9 Sheet1.C5:Sheet1.C5 Sheet1.C6:Sheet1.C9 Sheet1.D5:Sheet1.D5 Sheet1.D6:Sheet1.D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1.869cm" svg:height="13.919cm" svg:x="24.152cm" svg:y="9.053cm">
            <draw:object draw:notify-on-update-of-ranges="Sheet1.A13:Sheet1.A14 Sheet1.B13:Sheet1.J14 Sheet1.A15:Sheet1.A15 Sheet1.B15:Sheet1.J15 Sheet1.A16:Sheet1.A16 Sheet1.B16:Sheet1.J16 Sheet1.A17:Sheet1.A17 Sheet1.B17:Sheet1.J17 Sheet1.A18:Sheet1.A18 Sheet1.B18:Sheet1.J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89cm" svg:height="8.999cm" svg:x="3.929cm" svg:y="20.314cm">
            <draw:object draw:notify-on-update-of-ranges="Sheet1.A6:Sheet1.A9 Sheet1.G5:Sheet1.G5 Sheet1.G6:Sheet1.G9 Sheet1.H5:Sheet1.H5 Sheet1.H6:Sheet1.H9 Sheet1.I5:Sheet1.I5 Sheet1.I6:Sheet1.I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10000個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1024 bit</text:p>
          </table:table-cell>
          <table:table-cell office:value-type="string" calcext:value-type="string">
            <text:p>2048 bit</text:p>
          </table:table-cell>
          <table:table-cell office:value-type="string" calcext:value-type="string">
            <text:p>4096 bit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1024 bit</text:p>
          </table:table-cell>
          <table:table-cell office:value-type="string" calcext:value-type="string">
            <text:p>2048 bit</text:p>
          </table:table-cell>
          <table:table-cell office:value-type="string" calcext:value-type="string">
            <text:p>4096 bit</text:p>
          </table:table-cell>
          <table:table-cell/>
        </table:table-row>
        <table:table-row table:style-name="ro1">
          <table:table-cell office:value-type="string" calcext:value-type="string">
            <text:p>MR+MR</text:p>
          </table:table-cell>
          <table:table-cell office:value-type="float" office:value="2.819369773" calcext:value-type="float">
            <text:p>2.819369773</text:p>
          </table:table-cell>
          <table:table-cell office:value-type="float" office:value="18.717890534" calcext:value-type="float">
            <text:p>18.717890534</text:p>
          </table:table-cell>
          <table:table-cell office:value-type="float" office:value="132.951890419" calcext:value-type="float">
            <text:p>132.951890419</text:p>
          </table:table-cell>
          <table:table-cell/>
          <table:table-cell office:value-type="string" calcext:value-type="string">
            <text:p>MR+MR</text:p>
          </table:table-cell>
          <table:table-cell table:formula="of:=([.B6]*1000)/10000" office:value-type="float" office:value="0.2819369773" calcext:value-type="float">
            <text:p>0.2819369773</text:p>
          </table:table-cell>
          <table:table-cell table:formula="of:=([.C6]*1000)/10000" office:value-type="float" office:value="1.8717890534" calcext:value-type="float">
            <text:p>1.8717890534</text:p>
          </table:table-cell>
          <table:table-cell table:formula="of:=([.D6]*1000)/10000" office:value-type="float" office:value="13.2951890419" calcext:value-type="float">
            <text:p>13.2951890419</text:p>
          </table:table-cell>
          <table:table-cell/>
        </table:table-row>
        <table:table-row table:style-name="ro1">
          <table:table-cell office:value-type="string" calcext:value-type="string">
            <text:p>MR+EEL</text:p>
          </table:table-cell>
          <table:table-cell office:value-type="float" office:value="2.814837133" calcext:value-type="float">
            <text:p>2.814837133</text:p>
          </table:table-cell>
          <table:table-cell table:style-name="ce1" office:value-type="float" office:value="18.682965983" calcext:value-type="float">
            <text:p>18.682965983</text:p>
          </table:table-cell>
          <table:table-cell office:value-type="float" office:value="132.933258777" calcext:value-type="float">
            <text:p>132.933258777</text:p>
          </table:table-cell>
          <table:table-cell/>
          <table:table-cell office:value-type="string" calcext:value-type="string">
            <text:p>MR+EEL</text:p>
          </table:table-cell>
          <table:table-cell table:formula="of:=([.B7]*1000)/10000" office:value-type="float" office:value="0.2814837133" calcext:value-type="float">
            <text:p>0.2814837133</text:p>
          </table:table-cell>
          <table:table-cell table:formula="of:=([.C7]*1000)/10000" office:value-type="float" office:value="1.8682965983" calcext:value-type="float">
            <text:p>1.8682965983</text:p>
          </table:table-cell>
          <table:table-cell table:formula="of:=([.D7]*1000)/10000" office:value-type="float" office:value="13.2933258777" calcext:value-type="float">
            <text:p>13.2933258777</text:p>
          </table:table-cell>
          <table:table-cell/>
        </table:table-row>
        <table:table-row table:style-name="ro1">
          <table:table-cell office:value-type="string" calcext:value-type="string">
            <text:p>EEL+MR</text:p>
          </table:table-cell>
          <table:table-cell office:value-type="float" office:value="2.416101719" calcext:value-type="float">
            <text:p>2.416101719</text:p>
          </table:table-cell>
          <table:table-cell office:value-type="float" office:value="16.142200065" calcext:value-type="float">
            <text:p>16.142200065</text:p>
          </table:table-cell>
          <table:table-cell office:value-type="float" office:value="114.962452543" calcext:value-type="float">
            <text:p>114.962452543</text:p>
          </table:table-cell>
          <table:table-cell/>
          <table:table-cell office:value-type="string" calcext:value-type="string">
            <text:p>EEL+MR</text:p>
          </table:table-cell>
          <table:table-cell table:formula="of:=([.B8]*1000)/10000" office:value-type="float" office:value="0.2416101719" calcext:value-type="float">
            <text:p>0.2416101719</text:p>
          </table:table-cell>
          <table:table-cell table:formula="of:=([.C8]*1000)/10000" office:value-type="float" office:value="1.6142200065" calcext:value-type="float">
            <text:p>1.6142200065</text:p>
          </table:table-cell>
          <table:table-cell table:formula="of:=([.D8]*1000)/10000" office:value-type="float" office:value="11.4962452543" calcext:value-type="float">
            <text:p>11.4962452543</text:p>
          </table:table-cell>
          <table:table-cell/>
        </table:table-row>
        <table:table-row table:style-name="ro1">
          <table:table-cell office:value-type="string" calcext:value-type="string">
            <text:p>EEL+EEL</text:p>
          </table:table-cell>
          <table:table-cell office:value-type="float" office:value="2.415794509" calcext:value-type="float">
            <text:p>2.415794509</text:p>
          </table:table-cell>
          <table:table-cell office:value-type="float" office:value="16.158362946" calcext:value-type="float">
            <text:p>16.158362946</text:p>
          </table:table-cell>
          <table:table-cell office:value-type="float" office:value="114.973804233" calcext:value-type="float">
            <text:p>114.973804233</text:p>
          </table:table-cell>
          <table:table-cell/>
          <table:table-cell office:value-type="string" calcext:value-type="string">
            <text:p>EEL+EEL</text:p>
          </table:table-cell>
          <table:table-cell table:formula="of:=([.B9]*1000)/10000" office:value-type="float" office:value="0.2415794509" calcext:value-type="float">
            <text:p>0.2415794509</text:p>
          </table:table-cell>
          <table:table-cell table:formula="of:=([.C9]*1000)/10000" office:value-type="float" office:value="1.6158362946" calcext:value-type="float">
            <text:p>1.6158362946</text:p>
          </table:table-cell>
          <table:table-cell table:formula="of:=([.D9]*1000)/10000" office:value-type="float" office:value="11.4973804233" calcext:value-type="float">
            <text:p>11.4973804233</text:p>
          </table:table-cell>
          <table:table-cell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 calcext:value-type="string">
            <text:p>1024 bit</text:p>
          </table:table-cell>
          <table:table-cell table:number-columns-repeated="2"/>
          <table:table-cell office:value-type="string" calcext:value-type="string">
            <text:p>2048 bit</text:p>
          </table:table-cell>
          <table:table-cell table:number-columns-repeated="2"/>
          <table:table-cell office:value-type="string" calcext:value-type="string">
            <text:p>4096 bi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s</text:p>
          </table:table-cell>
          <table:table-cell office:value-type="string" calcext:value-type="string">
            <text:p>1回目でmiss</text:p>
          </table:table-cell>
          <table:table-cell office:value-type="string" calcext:value-type="string">
            <text:p>2回目でmiss</text:p>
          </table:table-cell>
          <table:table-cell office:value-type="string" calcext:value-type="string">
            <text:p>クリア</text:p>
          </table:table-cell>
          <table:table-cell office:value-type="string" calcext:value-type="string">
            <text:p>1回目でmiss</text:p>
          </table:table-cell>
          <table:table-cell office:value-type="string" calcext:value-type="string">
            <text:p>2回目でmiss</text:p>
          </table:table-cell>
          <table:table-cell office:value-type="string" calcext:value-type="string">
            <text:p>クリア</text:p>
          </table:table-cell>
          <table:table-cell office:value-type="string" calcext:value-type="string">
            <text:p>1回目でmiss</text:p>
          </table:table-cell>
          <table:table-cell office:value-type="string" calcext:value-type="string">
            <text:p>2回目でmiss</text:p>
          </table:table-cell>
          <table:table-cell office:value-type="string" calcext:value-type="string">
            <text:p>クリア</text:p>
          </table:table-cell>
        </table:table-row>
        <table:table-row table:style-name="ro1">
          <table:table-cell office:value-type="string" calcext:value-type="string">
            <text:p>MR+MR</text:p>
          </table:table-cell>
          <table:table-cell office:value-type="float" office:value="9981" calcext:value-type="float">
            <text:p>998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9988" calcext:value-type="float">
            <text:p>998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991" calcext:value-type="float">
            <text:p>999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R+EEL</text:p>
          </table:table-cell>
          <table:table-cell office:value-type="float" office:value="9981" calcext:value-type="float">
            <text:p>998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9988" calcext:value-type="float">
            <text:p>998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991" calcext:value-type="float">
            <text:p>999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EL+MR</text:p>
          </table:table-cell>
          <table:table-cell office:value-type="float" office:value="9985" calcext:value-type="float">
            <text:p>998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990" calcext:value-type="float">
            <text:p>999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993" calcext:value-type="float">
            <text:p>999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EL+EEL</text:p>
          </table:table-cell>
          <table:table-cell office:value-type="float" office:value="9985" calcext:value-type="float">
            <text:p>998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990" calcext:value-type="float">
            <text:p>999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993" calcext:value-type="float">
            <text:p>999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" svg:font-family="Lib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Noto Sans CJK JP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30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0T13:44:34.739251355</meta:creation-date>
    <dc:date>2023-10-30T14:59:42.971384670</dc:date>
    <meta:editing-duration>PT1H15M3S</meta:editing-duration>
    <meta:editing-cycles>12</meta:editing-cycles>
    <meta:generator>LibreOffice/7.5.7.1$Linux_X86_64 LibreOffice_project/50$Build-1</meta:generator>
    <meta:document-statistic meta:table-count="1" meta:cell-count="94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6cm" svg:height="9cm" xlink:href=".." xlink:type="simple" chart:class="chart:bar" chart:style-name="ch1">
        <chart:legend chart:legend-position="end" svg:x="14.034cm" svg:y="3.703cm" style:legend-expansion="high" chart:style-name="ch2"/>
        <chart:plot-area chart:style-name="ch3" table:cell-range-address="Sheet1.A5:Sheet1.D9" chart:data-source-has-labels="both" svg:x="1.781cm" svg:y="0.18cm" svg:width="11.933cm" svg:height="8.64cm">
          <chart:coordinate-region svg:x="2.588cm" svg:y="0.379cm" svg:width="11.126cm" svg:height="7.794cm"/>
          <chart:axis chart:dimension="x" chart:name="primary-x" chart:style-name="ch4" chartooo:axis-type="auto">
            <chartooo:date-scale/>
            <chart:categories table:cell-range-address="Sheet1.A6:Sheet1.A9"/>
          </chart:axis>
          <chart:axis chart:dimension="y" chart:name="primary-y" chart:style-name="ch5">
            <chart:title svg:x="0.451cm" svg:y="4.952cm" chart:style-name="ch6">
              <text:p>s / 秒
</text:p>
            </chart:title>
            <chart:grid chart:style-name="ch7" chart:class="major"/>
          </chart:axis>
          <chart:series chart:style-name="ch8" chart:values-cell-range-address="Sheet1.B6:Sheet1.B9" chart:label-cell-address="Sheet1.B5:Sheet1.B5" chart:class="chart:bar">
            <chart:data-point chart:repeated="4"/>
          </chart:series>
          <chart:series chart:style-name="ch9" chart:values-cell-range-address="Sheet1.C6:Sheet1.C9" chart:label-cell-address="Sheet1.C5:Sheet1.C5" chart:class="chart:bar">
            <chart:data-point chart:repeated="4"/>
          </chart:series>
          <chart:series chart:style-name="ch10" chart:values-cell-range-address="Sheet1.D6:Sheet1.D9" chart:label-cell-address="Sheet1.D5:Sheet1.D5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24 bit</text:p>
                <draw:g>
                  <svg:desc>Sheet1.B5:Sheet1.B5</svg:desc>
                </draw:g>
              </table:table-cell>
              <table:table-cell office:value-type="string">
                <text:p>2048 bit</text:p>
                <draw:g>
                  <svg:desc>Sheet1.C5:Sheet1.C5</svg:desc>
                </draw:g>
              </table:table-cell>
              <table:table-cell office:value-type="string">
                <text:p>4096 bit</text:p>
                <draw:g>
                  <svg:desc>Sheet1.D5:Sheet1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R+MR</text:p>
                <draw:g>
                  <svg:desc>Sheet1.A6:Sheet1.A9</svg:desc>
                </draw:g>
              </table:table-cell>
              <table:table-cell office:value-type="float" office:value="2.819369773">
                <text:p>2.819369773</text:p>
                <draw:g>
                  <svg:desc>Sheet1.B6:Sheet1.B9</svg:desc>
                </draw:g>
              </table:table-cell>
              <table:table-cell office:value-type="float" office:value="18.717890534">
                <text:p>18.717890534</text:p>
                <draw:g>
                  <svg:desc>Sheet1.C6:Sheet1.C9</svg:desc>
                </draw:g>
              </table:table-cell>
              <table:table-cell office:value-type="float" office:value="132.951890419">
                <text:p>132.951890419</text:p>
                <draw:g>
                  <svg:desc>Sheet1.D6:Sheet1.D9</svg:desc>
                </draw:g>
              </table:table-cell>
            </table:table-row>
            <table:table-row>
              <table:table-cell office:value-type="string">
                <text:p>MR+EEL</text:p>
              </table:table-cell>
              <table:table-cell office:value-type="float" office:value="2.814837133">
                <text:p>2.814837133</text:p>
              </table:table-cell>
              <table:table-cell office:value-type="float" office:value="18.682965983">
                <text:p>18.682965983</text:p>
              </table:table-cell>
              <table:table-cell office:value-type="float" office:value="132.933258777">
                <text:p>132.933258777</text:p>
              </table:table-cell>
            </table:table-row>
            <table:table-row>
              <table:table-cell office:value-type="string">
                <text:p>EEL+MR</text:p>
              </table:table-cell>
              <table:table-cell office:value-type="float" office:value="2.416101719">
                <text:p>2.416101719</text:p>
              </table:table-cell>
              <table:table-cell office:value-type="float" office:value="16.142200065">
                <text:p>16.142200065</text:p>
              </table:table-cell>
              <table:table-cell office:value-type="float" office:value="114.962452543">
                <text:p>114.962452543</text:p>
              </table:table-cell>
            </table:table-row>
            <table:table-row>
              <table:table-cell office:value-type="string">
                <text:p>EEL+EEL</text:p>
              </table:table-cell>
              <table:table-cell office:value-type="float" office:value="2.415794509">
                <text:p>2.415794509</text:p>
              </table:table-cell>
              <table:table-cell office:value-type="float" office:value="16.158362946">
                <text:p>16.158362946</text:p>
              </table:table-cell>
              <table:table-cell office:value-type="float" office:value="114.973804233">
                <text:p>114.9738042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7.1$Linux_X86_64 LibreOffice_project/5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87cm" svg:height="13.92cm" xlink:href=".." xlink:type="simple" chart:class="chart:bar" chart:style-name="ch1">
        <chart:legend chart:legend-position="end" svg:x="19.58cm" svg:y="5.914cm" style:legend-expansion="high" chart:style-name="ch2"/>
        <chart:plot-area chart:style-name="ch3" table:cell-range-address="Sheet1.A13:Sheet1.J18" chart:data-source-has-labels="both" svg:x="0.437cm" svg:y="0.278cm" svg:width="18.706cm" svg:height="13.364cm">
          <chart:coordinate-region svg:x="1.614cm" svg:y="0.478cm" svg:width="17.529cm" svg:height="10.378cm"/>
          <chart:axis chart:dimension="x" chart:name="primary-x" chart:style-name="ch4" chartooo:axis-type="auto">
            <chartooo:date-scale/>
            <chart:categories table:cell-range-address="Sheet1.B13:Sheet1.J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5:Sheet1.J15" chart:label-cell-address="Sheet1.A15:Sheet1.A15" chart:class="chart:bar">
            <chart:data-point chart:repeated="9"/>
          </chart:series>
          <chart:series chart:style-name="ch8" chart:values-cell-range-address="Sheet1.B16:Sheet1.J16" chart:label-cell-address="Sheet1.A16:Sheet1.A16" chart:class="chart:bar">
            <chart:data-point chart:repeated="9"/>
          </chart:series>
          <chart:series chart:style-name="ch9" chart:values-cell-range-address="Sheet1.B17:Sheet1.J17" chart:label-cell-address="Sheet1.A17:Sheet1.A17" chart:class="chart:bar">
            <chart:data-point chart:repeated="9"/>
          </chart:series>
          <chart:series chart:style-name="ch10" chart:values-cell-range-address="Sheet1.B18:Sheet1.J18" chart:label-cell-address="Sheet1.A18:Sheet1.A18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24 bit 1回目でmiss</text:p>
                <text:list>
                  <text:list-item>
                    <text:p>1024 bit</text:p>
                  </text:list-item>
                  <text:list-item>
                    <text:p>1回目でmiss</text:p>
                  </text:list-item>
                </text:list>
                <draw:g>
                  <svg:desc>Sheet1.B13:Sheet1.J14</svg:desc>
                </draw:g>
              </table:table-cell>
              <table:table-cell office:value-type="string">
                <text:p>1024 bit 2回目でmiss</text:p>
                <text:list>
                  <text:list-item>
                    <text:p/>
                  </text:list-item>
                  <text:list-item>
                    <text:p>2回目でmiss</text:p>
                  </text:list-item>
                </text:list>
              </table:table-cell>
              <table:table-cell office:value-type="string">
                <text:p>1024 bit クリア</text:p>
                <text:list>
                  <text:list-item>
                    <text:p/>
                  </text:list-item>
                  <text:list-item>
                    <text:p>クリア</text:p>
                  </text:list-item>
                </text:list>
              </table:table-cell>
              <table:table-cell office:value-type="string">
                <text:p>2048 bit 1回目でmiss</text:p>
                <text:list>
                  <text:list-item>
                    <text:p>2048 bit</text:p>
                  </text:list-item>
                  <text:list-item>
                    <text:p>1回目でmiss</text:p>
                  </text:list-item>
                </text:list>
              </table:table-cell>
              <table:table-cell office:value-type="string">
                <text:p>2048 bit 2回目でmiss</text:p>
                <text:list>
                  <text:list-item>
                    <text:p/>
                  </text:list-item>
                  <text:list-item>
                    <text:p>2回目でmiss</text:p>
                  </text:list-item>
                </text:list>
              </table:table-cell>
              <table:table-cell office:value-type="string">
                <text:p>2048 bit クリア</text:p>
                <text:list>
                  <text:list-item>
                    <text:p/>
                  </text:list-item>
                  <text:list-item>
                    <text:p>クリア</text:p>
                  </text:list-item>
                </text:list>
              </table:table-cell>
              <table:table-cell office:value-type="string">
                <text:p>4096 bit 1回目でmiss</text:p>
                <text:list>
                  <text:list-item>
                    <text:p>4096 bit</text:p>
                  </text:list-item>
                  <text:list-item>
                    <text:p>1回目でmiss</text:p>
                  </text:list-item>
                </text:list>
              </table:table-cell>
              <table:table-cell office:value-type="string">
                <text:p>4096 bit 2回目でmiss</text:p>
                <text:list>
                  <text:list-item>
                    <text:p/>
                  </text:list-item>
                  <text:list-item>
                    <text:p>2回目でmiss</text:p>
                  </text:list-item>
                </text:list>
              </table:table-cell>
              <table:table-cell office:value-type="string">
                <text:p>4096 bit クリア</text:p>
                <text:list>
                  <text:list-item>
                    <text:p/>
                  </text:list-item>
                  <text:list-item>
                    <text:p>クリア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MR+MR</text:p>
                <draw:g>
                  <svg:desc>Sheet1.A15:Sheet1.A15</svg:desc>
                </draw:g>
              </table:table-cell>
              <table:table-cell office:value-type="float" office:value="9981">
                <text:p>9981</text:p>
                <draw:g>
                  <svg:desc>Sheet1.B15:Sheet1.J15</svg:desc>
                </draw:g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9988">
                <text:p>9988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991">
                <text:p>999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R+EEL</text:p>
                <draw:g>
                  <svg:desc>Sheet1.A16:Sheet1.A16</svg:desc>
                </draw:g>
              </table:table-cell>
              <table:table-cell office:value-type="float" office:value="9981">
                <text:p>9981</text:p>
                <draw:g>
                  <svg:desc>Sheet1.B16:Sheet1.J16</svg:desc>
                </draw:g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9988">
                <text:p>9988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991">
                <text:p>999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EL+MR</text:p>
                <draw:g>
                  <svg:desc>Sheet1.A17:Sheet1.A17</svg:desc>
                </draw:g>
              </table:table-cell>
              <table:table-cell office:value-type="float" office:value="9985">
                <text:p>9985</text:p>
                <draw:g>
                  <svg:desc>Sheet1.B17:Sheet1.J17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9990">
                <text:p>999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9993">
                <text:p>999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EL+EEL</text:p>
                <draw:g>
                  <svg:desc>Sheet1.A18:Sheet1.A18</svg:desc>
                </draw:g>
              </table:table-cell>
              <table:table-cell office:value-type="float" office:value="9985">
                <text:p>9985</text:p>
                <draw:g>
                  <svg:desc>Sheet1.B18:Sheet1.J18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9990">
                <text:p>999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9993">
                <text:p>999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7.1$Linux_X86_64 LibreOffice_project/5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cm" svg:height="9cm" xlink:href=".." xlink:type="simple" chart:class="chart:bar" chart:style-name="ch1">
        <chart:legend chart:legend-position="end" svg:x="14.018cm" svg:y="3.703cm" style:legend-expansion="high" chart:style-name="ch2"/>
        <chart:plot-area chart:style-name="ch3" table:cell-range-address="Sheet1.A6:Sheet1.A9 Sheet1.G5:Sheet1.I9" chart:data-source-has-labels="both" svg:x="1.78cm" svg:y="0.18cm" svg:width="11.919cm" svg:height="8.64cm">
          <chart:coordinate-region svg:x="2.401cm" svg:y="0.38cm" svg:width="11.298cm" svg:height="7.793cm"/>
          <chart:axis chart:dimension="x" chart:name="primary-x" chart:style-name="ch4" chartooo:axis-type="auto">
            <chartooo:date-scale/>
            <chart:categories table:cell-range-address="Sheet1.A6:Sheet1.A9"/>
          </chart:axis>
          <chart:axis chart:dimension="y" chart:name="primary-y" chart:style-name="ch5">
            <chart:title svg:x="0.451cm" svg:y="5.034cm" chart:style-name="ch6">
              <text:p>ms
ミリ秒</text:p>
            </chart:title>
            <chart:grid chart:style-name="ch7" chart:class="major"/>
          </chart:axis>
          <chart:series chart:style-name="ch8" chart:values-cell-range-address="Sheet1.G6:Sheet1.G9" chart:label-cell-address="Sheet1.G5:Sheet1.G5" chart:class="chart:bar">
            <chart:data-point chart:repeated="4"/>
          </chart:series>
          <chart:series chart:style-name="ch9" chart:values-cell-range-address="Sheet1.H6:Sheet1.H9" chart:label-cell-address="Sheet1.H5:Sheet1.H5" chart:class="chart:bar">
            <chart:data-point chart:repeated="4"/>
          </chart:series>
          <chart:series chart:style-name="ch10" chart:values-cell-range-address="Sheet1.I6:Sheet1.I9" chart:label-cell-address="Sheet1.I5:Sheet1.I5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24 bit</text:p>
                <draw:g>
                  <svg:desc>Sheet1.G5:Sheet1.G5</svg:desc>
                </draw:g>
              </table:table-cell>
              <table:table-cell office:value-type="string">
                <text:p>2048 bit</text:p>
                <draw:g>
                  <svg:desc>Sheet1.H5:Sheet1.H5</svg:desc>
                </draw:g>
              </table:table-cell>
              <table:table-cell office:value-type="string">
                <text:p>4096 bit</text:p>
                <draw:g>
                  <svg:desc>Sheet1.I5:Sheet1.I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R+MR</text:p>
                <draw:g>
                  <svg:desc>Sheet1.A6:Sheet1.A9</svg:desc>
                </draw:g>
              </table:table-cell>
              <table:table-cell office:value-type="float" office:value="0.2819369773">
                <text:p>0.2819369773</text:p>
                <draw:g>
                  <svg:desc>Sheet1.G6:Sheet1.G9</svg:desc>
                </draw:g>
              </table:table-cell>
              <table:table-cell office:value-type="float" office:value="1.8717890534">
                <text:p>1.8717890534</text:p>
                <draw:g>
                  <svg:desc>Sheet1.H6:Sheet1.H9</svg:desc>
                </draw:g>
              </table:table-cell>
              <table:table-cell office:value-type="float" office:value="13.2951890419">
                <text:p>13.2951890419</text:p>
                <draw:g>
                  <svg:desc>Sheet1.I6:Sheet1.I9</svg:desc>
                </draw:g>
              </table:table-cell>
            </table:table-row>
            <table:table-row>
              <table:table-cell office:value-type="string">
                <text:p>MR+EEL</text:p>
              </table:table-cell>
              <table:table-cell office:value-type="float" office:value="0.2814837133">
                <text:p>0.2814837133</text:p>
              </table:table-cell>
              <table:table-cell office:value-type="float" office:value="1.8682965983">
                <text:p>1.8682965983</text:p>
              </table:table-cell>
              <table:table-cell office:value-type="float" office:value="13.2933258777">
                <text:p>13.2933258777</text:p>
              </table:table-cell>
            </table:table-row>
            <table:table-row>
              <table:table-cell office:value-type="string">
                <text:p>EEL+MR</text:p>
              </table:table-cell>
              <table:table-cell office:value-type="float" office:value="0.2416101719">
                <text:p>0.2416101719</text:p>
              </table:table-cell>
              <table:table-cell office:value-type="float" office:value="1.6142200065">
                <text:p>1.6142200065</text:p>
              </table:table-cell>
              <table:table-cell office:value-type="float" office:value="11.4962452543">
                <text:p>11.4962452543</text:p>
              </table:table-cell>
            </table:table-row>
            <table:table-row>
              <table:table-cell office:value-type="string">
                <text:p>EEL+EEL</text:p>
              </table:table-cell>
              <table:table-cell office:value-type="float" office:value="0.2415794509">
                <text:p>0.2415794509</text:p>
              </table:table-cell>
              <table:table-cell office:value-type="float" office:value="1.6158362946">
                <text:p>1.6158362946</text:p>
              </table:table-cell>
              <table:table-cell office:value-type="float" office:value="11.4973804233">
                <text:p>11.49738042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7.1$Linux_X86_64 LibreOffice_project/50$Build-1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